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68000002007AFE848E525D40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loext:graphic-properties draw:fill="solid" draw:fill-color="#212121"/>
      <style:paragraph-properties fo:line-height="150%" fo:orphans="0" fo:widows="0" fo:background-color="#212121"/>
      <style:text-properties fo:color="#f78c6c" style:font-name="Courier New" fo:font-size="9pt" style:font-name-asian="Courier New1" style:font-size-asian="9pt" style:font-name-complex="Courier New1" style:font-size-complex="9pt"/>
    </style:style>
    <style:style style:name="P3" style:family="paragraph" style:parent-style-name="Standard">
      <loext:graphic-properties draw:fill="solid" draw:fill-color="#212121"/>
      <style:paragraph-properties fo:line-height="150%" fo:orphans="0" fo:widows="0" fo:background-color="#212121"/>
    </style:style>
    <style:style style:name="P4" style:family="paragraph" style:parent-style-name="Standard">
      <loext:graphic-properties draw:fill="solid" draw:fill-color="#212121"/>
      <style:paragraph-properties fo:line-height="150%" fo:orphans="0" fo:widows="0" fo:background-color="#212121"/>
      <style:text-properties fo:color="#eeffff" style:font-name="Courier New" fo:font-size="9pt" style:font-name-asian="Courier New1" style:font-size-asian="9pt" style:font-name-complex="Courier New1" style:font-size-complex="9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P9" style:family="paragraph" style:parent-style-name="Heading_20_1">
      <style:paragraph-properties fo:line-height="115%"/>
    </style:style>
    <style:style style:name="P10" style:family="paragraph" style:parent-style-name="Heading_20_1" style:master-page-name="Standard">
      <style:paragraph-properties fo:margin-left="2in" fo:margin-right="0in" fo:text-indent="0.5in" style:auto-text-indent="false" style:page-number="1"/>
    </style:style>
    <style:style style:name="P11" style:family="paragraph" style:parent-style-name="Heading_20_3">
      <style:paragraph-properties fo:line-height="115%"/>
    </style:style>
    <style:style style:name="P12" style:family="paragraph" style:parent-style-name="Heading_20_3">
      <style:paragraph-properties fo:margin-left="0in" fo:margin-right="0in" fo:text-indent="0in" style:auto-text-indent="false"/>
    </style:style>
    <style:style style:name="P13" style:family="paragraph" style:parent-style-name="Heading_20_2">
      <style:paragraph-properties fo:line-height="115%" fo:text-align="justify" style:justify-single-word="false"/>
    </style:style>
    <style:style style:name="P14" style:family="paragraph" style:parent-style-name="Subtitle">
      <style:paragraph-properties fo:line-height="115%" fo:text-align="justify" style:justify-single-word="fals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f78c6c" style:font-name="Courier New" fo:font-size="9pt" style:font-name-asian="Courier New1" style:font-size-asian="9pt" style:font-name-complex="Courier New1" style:font-size-complex="9pt"/>
    </style:style>
    <style:style style:name="T2" style:family="text">
      <style:text-properties fo:color="#eeffff" style:font-name="Courier New" fo:font-size="9pt" style:font-name-asian="Courier New1" style:font-size-asian="9pt" style:font-name-complex="Courier New1" style:font-size-complex="9pt"/>
    </style:style>
    <style:style style:name="T3" style:family="text">
      <style:text-properties fo:color="#c792ea" style:font-name="Courier New" fo:font-size="9pt" style:font-name-asian="Courier New1" style:font-size-asian="9pt" style:font-name-complex="Courier New1" style:font-size-complex="9pt"/>
    </style:style>
    <style:style style:name="T4" style:family="text">
      <style:text-properties fo:color="#545454" style:font-name="Courier New" fo:font-size="9pt" fo:font-style="italic" style:font-name-asian="Courier New1" style:font-size-asian="9pt" style:font-style-asian="italic" style:font-name-complex="Courier New1" style:font-size-complex="9pt"/>
    </style:style>
    <style:style style:name="T5" style:family="text">
      <style:text-properties fo:font-size="9pt" style:font-size-asian="9pt" style:font-size-complex="9pt" fo:background-color="#ffffff"/>
    </style:style>
    <style:style style:name="T6" style:family="text">
      <style:text-properties fo:color="#82aaff" style:font-name="Courier New" fo:font-size="9pt" style:font-name-asian="Courier New1" style:font-size-asian="9pt" style:font-name-complex="Courier New1" style:font-size-complex="9pt"/>
    </style:style>
    <style:style style:name="T7" style:family="text">
      <style:text-properties fo:color="#666666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n0xytaeuwlb5"/>Creation of SQL tables</text:p>
      <text:p text:style-name="P2"/>
      <text:p text:style-name="P3"><text:span text:style-name="T1">CREATE</text:span><text:span text:style-name="T2"> </text:span><text:span text:style-name="T1">TABLE</text:span><text:span text:style-name="T2"> NonComplianceList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description</text:span><text:span text:style-name="T2"> <text:s text:c="9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CorrectiveAction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description</text:span><text:span text:style-name="T2"> <text:s text:c="9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Company (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address</text:span><text:span text:style-name="T2"> <text:s text:c="13"/></text:span><text:span text:style-name="T1">varchar</text:span><text:span text:style-name="T2">(</text:span><text:span text:style-name="T1">96</text:span><text:span text:style-name="T2">),</text:span></text:p>
      <text:p text:style-name="P3"><text:soft-page-break/><text:span text:style-name="T2"><text:s text:c="3"/></text:span><text:span text:style-name="T1">PRIMARY</text:span><text:span text:style-name="T2"> </text:span><text:span text:style-name="T1">KEY</text:span><text:span text:style-name="T2">(vatNum)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Supplier (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ISO9001 <text:s text:c="13"/></text:span><text:span text:style-name="T1">char</text:span><text:span text:style-name="T2">(</text:span><text:span text:style-name="T1">4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vatNum),</text:span></text:p>
      <text:p text:style-name="P3"><text:span text:style-name="T2"><text:s text:c="3"/></text:span><text:span text:style-name="T3">FOREIGN KEY</text:span><text:span text:style-name="T2">(vatNum) </text:span><text:span text:style-name="T3">REFERENCES</text:span><text:span text:style-name="T2"> Company(vatNum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REATE</text:span><text:span text:style-name="T2"> </text:span><text:span text:style-name="T1">TABLE</text:span><text:span text:style-name="T2"> Customer (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vatNum),</text:span></text:p>
      <text:p text:style-name="P3"><text:span text:style-name="T2"><text:s text:c="3"/></text:span><text:span text:style-name="T3">FOREIGN KEY</text:span><text:span text:style-name="T2">(vatNum) </text:span><text:span text:style-name="T3">REFERENCES</text:span><text:span text:style-name="T2"> Company(vatNum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><text:soft-page-break/></text:p>
      <text:p text:style-name="P3"><text:span text:style-name="T1">CREATE</text:span><text:span text:style-name="T2"> </text:span><text:span text:style-name="T1">TABLE</text:span><text:span text:style-name="T2"> CurrentCompany (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vatNum),</text:span></text:p>
      <text:p text:style-name="P3"><text:span text:style-name="T2"><text:s text:c="3"/></text:span><text:span text:style-name="T3">FOREIGN KEY</text:span><text:span text:style-name="T2">(vatNum) </text:span><text:span text:style-name="T3">REFERENCES</text:span><text:span text:style-name="T2"> Company(vatNum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PersonalData (</text:span></text:p>
      <text:p text:style-name="P3"><text:span text:style-name="T2"><text:s text:c="3"/>fiscalCode <text:s text:c="10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firstName <text:s text:c="11"/></text:span><text:span text:style-name="T1">varchar</text:span><text:span text:style-name="T2">(</text:span><text:span text:style-name="T1">32</text:span><text:span text:style-name="T2">),</text:span></text:p>
      <text:p text:style-name="P3"><text:span text:style-name="T2"><text:s text:c="3"/>lastName <text:s text:c="12"/></text:span><text:span text:style-name="T1">varchar</text:span><text:span text:style-name="T2">(</text:span><text:span text:style-name="T1">32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fiscalCode)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Employee (</text:span></text:p>
      <text:p text:style-name="P3"><text:span text:style-name="T2"><text:s text:c="3"/>fiscalCode <text:s text:c="10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job <text:s text:c="17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rol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company <text:s text:c="13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department <text:s text:c="10"/></text:span><text:span text:style-name="T1">int</text:span><text:span text:style-name="T2">,</text:span></text:p>
      <text:p text:style-name="P3"><text:span text:style-name="T2"><text:s text:c="6"/></text:span><text:span text:style-name="T1">PRIMARY</text:span><text:span text:style-name="T2"> </text:span><text:span text:style-name="T1">KEY</text:span><text:span text:style-name="T2">(fiscalCode),</text:span></text:p>
      <text:p text:style-name="P3"><text:soft-page-break/><text:span text:style-name="T2"><text:s text:c="3"/></text:span><text:span text:style-name="T3">FOREIGN KEY</text:span><text:span text:style-name="T2">(fiscalCode) </text:span><text:span text:style-name="T3">REFERENCES</text:span><text:span text:style-name="T2"> PersonalData(fiscalCode) </text:span><text:span text:style-name="T1">ON</text:span><text:span text:style-name="T2"> </text:span><text:span text:style-name="T1">UPDATE</text:span><text:span text:style-name="T2"> CASCADE </text:span><text:span text:style-name="T3">ON DELETE CASCADE</text:span><text:span text:style-name="T2">,</text:span></text:p>
      <text:p text:style-name="P3"><text:span text:style-name="T2"><text:s text:c="3"/></text:span><text:span text:style-name="T3">FOREIGN KEY</text:span><text:span text:style-name="T2">(company) </text:span><text:span text:style-name="T3">REFERENCES</text:span><text:span text:style-name="T2"> CurrentCompany(vatNum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CREATE</text:span><text:span text:style-name="T2"> </text:span><text:span text:style-name="T1">TABLE</text:span><text:span text:style-name="T2"> Department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directorFiscalCode <text:s text:c="2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,</text:span></text:p>
      <text:p text:style-name="P3"><text:span text:style-name="T2"><text:s text:c="3"/></text:span><text:span text:style-name="T3">FOREIGN KEY</text:span><text:span text:style-name="T2">(directorFiscalCode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4">/*</text:span></text:p>
      <text:p text:style-name="P3"><text:span text:style-name="T4"><text:s/>MySQL non permette di inserire un vincolo di integrità relazionale verso una</text:span></text:p>
      <text:p text:style-name="P3"><text:span text:style-name="T4"><text:s/>tabella che non è ancora stata creata, perciò lo aggiungiamo successivamente.</text:span></text:p>
      <text:p text:style-name="P3"><text:soft-page-break/><text:span text:style-name="T4">*/</text:span></text:p>
      <text:p text:style-name="P3"><text:span text:style-name="T1">ALTER</text:span><text:span text:style-name="T2"> </text:span><text:span text:style-name="T1">TABLE</text:span><text:span text:style-name="T2"> Employee </text:span><text:span text:style-name="T1">ADD</text:span><text:span text:style-name="T2"> </text:span><text:span text:style-name="T3">CONSTRAINT</text:span><text:span text:style-name="T2"> </text:span><text:span text:style-name="T3">FOREIGN KEY</text:span><text:span text:style-name="T2">(department) </text:span><text:span text:style-name="T3">REFERENCES</text:span><text:span text:style-name="T2"> Department(code);</text:span></text:p>
      <text:p text:style-name="P4"/>
      <text:p text:style-name="P3"><text:span text:style-name="T1">CREATE</text:span><text:span text:style-name="T2"> </text:span><text:span text:style-name="T1">TABLE</text:span><text:span text:style-name="T2"> User (</text:span></text:p>
      <text:p text:style-name="P3"><text:span text:style-name="T2"><text:s text:c="3"/>fiscalCode <text:s text:c="10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email <text:s text:c="15"/></text:span><text:span text:style-name="T1">varchar</text:span><text:span text:style-name="T2">(</text:span><text:span text:style-name="T1">254</text:span><text:span text:style-name="T2">) </text:span><text:span text:style-name="T1">UNIQUE 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password</text:span><text:span text:style-name="T2"> <text:s text:c="12"/></text:span><text:span text:style-name="T1">char</text:span><text:span text:style-name="T2">(</text:span><text:span text:style-name="T1">64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fiscalCode),</text:span></text:p>
      <text:p text:style-name="P3"><text:span text:style-name="T2"><text:s text:c="3"/></text:span><text:span text:style-name="T3">FOREIGN KEY</text:span><text:span text:style-name="T2">(fiscalCode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Process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departmentCode <text:s text:c="6"/></text:span><text:span text:style-name="T1">int</text:span><text:span text:style-name="T2">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description</text:span><text:span text:style-name="T2"> <text:s text:c="9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,</text:span></text:p>
      <text:p text:style-name="P3"><text:span text:style-name="T2"><text:s text:c="3"/></text:span><text:span text:style-name="T3">FOREIGN KEY</text:span><text:span text:style-name="T2">(departmentCode) </text:span><text:span text:style-name="T3">REFERENCES</text:span><text:span text:style-name="T2"> Department(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4"/>
      <text:p text:style-name="P4"><text:soft-page-break/></text:p>
      <text:p text:style-name="P4"/>
      <text:p text:style-name="P3"><text:span text:style-name="T1">CREATE</text:span><text:span text:style-name="T2"> </text:span><text:span text:style-name="T1">TABLE</text:span><text:span text:style-name="T2"> Product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</text:span><text:span text:style-name="T1">name</text:span><text:span text:style-name="T2"> <text:s text:c="16"/></text:span><text:span text:style-name="T1">varchar</text:span><text:span text:style-name="T2">(</text:span><text:span text:style-name="T1">32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price <text:s text:c="15"/>double,</text:span></text:p>
      <text:p text:style-name="P3"><text:span text:style-name="T2"><text:s text:c="3"/>producedByProcess <text:s text:c="3"/></text:span><text:span text:style-name="T1">int</text:span><text:span text:style-name="T2">,</text:span></text:p>
      <text:p text:style-name="P3"><text:span text:style-name="T2"><text:s text:c="3"/></text:span><text:span text:style-name="T1">type</text:span><text:span text:style-name="T2"> <text:s text:c="16"/></text:span><text:span text:style-name="T1">varchar</text:span><text:span text:style-name="T2">(</text:span><text:span text:style-name="T1">32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,</text:span></text:p>
      <text:p text:style-name="P3"><text:span text:style-name="T2"><text:s text:c="3"/></text:span><text:span text:style-name="T3">FOREIGN KEY</text:span><text:span text:style-name="T2">(producedByProcess) </text:span><text:span text:style-name="T3">REFERENCES</text:span><text:span text:style-name="T2"> Process(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ProcessProduct (</text:span></text:p>
      <text:p text:style-name="P3"><text:span text:style-name="T2"><text:s text:c="3"/>processCode <text:s text:c="9"/></text:span><text:span text:style-name="T1">int</text:span><text:span text:style-name="T2">,</text:span></text:p>
      <text:p text:style-name="P3"><text:span text:style-name="T2"><text:s text:c="3"/>productCode <text:s text:c="9"/></text:span><text:span text:style-name="T1">int</text:span><text:span text:style-name="T2">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processCode, productCode),</text:span></text:p>
      <text:p text:style-name="P3"><text:span text:style-name="T2"><text:s text:c="3"/></text:span><text:span text:style-name="T3">FOREIGN KEY</text:span><text:span text:style-name="T2">(processCode) </text:span><text:span text:style-name="T3">REFERENCES</text:span><text:span text:style-name="T2"> Process(code) </text:span><text:span text:style-name="T1">ON</text:span><text:span text:style-name="T2"> </text:span><text:span text:style-name="T1">UPDATE</text:span><text:span text:style-name="T2"> CASCADE </text:span><text:span text:style-name="T3">ON DELETE CASCADE</text:span><text:span text:style-name="T2">,</text:span></text:p>
      <text:p text:style-name="P3"><text:span text:style-name="T2"><text:s text:c="3"/></text:span><text:span text:style-name="T3">FOREIGN KEY</text:span><text:span text:style-name="T2">(productCode) </text:span><text:span text:style-name="T3">REFERENCES</text:span><text:span text:style-name="T2"> Product(code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Orders (</text:span></text:p>
      <text:p text:style-name="P3"><text:soft-page-break/><text:span text:style-name="T2"><text:s text:c="3"/>invoiceNum <text:s text:c="10"/></text:span><text:span text:style-name="T1">int</text:span><text:span text:style-name="T2"> AUTO_INCREMENT,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product <text:s text:c="13"/></text:span><text:span text:style-name="T1">int</text:span><text:span text:style-name="T2">,</text:span></text:p>
      <text:p text:style-name="P3"><text:span text:style-name="T2"><text:s text:c="3"/>orderDate <text:s text:c="11"/></text:span><text:span text:style-name="T1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quantity <text:s text:c="12"/></text:span><text:span text:style-name="T1">int</text:span><text:span text:style-name="T2"> </text:span><text:span text:style-name="T3">DEFAULT</text:span><text:span text:style-name="T2"> </text:span><text:span text:style-name="T1">1</text:span><text:span text:style-name="T2">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invoiceNum),</text:span></text:p>
      <text:p text:style-name="P3"><text:span text:style-name="T2"><text:s text:c="3"/></text:span><text:span text:style-name="T3">FOREIGN KEY</text:span><text:span text:style-name="T2">(vatNum) </text:span><text:span text:style-name="T3">REFERENCES</text:span><text:span text:style-name="T2"> Company(vatNum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product) </text:span><text:span text:style-name="T3">REFERENCES</text:span><text:span text:style-name="T2"> Product(code) </text:span><text:span text:style-name="T1">ON</text:span><text:span text:style-name="T2"> </text:span><text:span text:style-name="T1">UPDATE</text:span><text:span text:style-name="T2">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CREATE</text:span><text:span text:style-name="T2"> </text:span><text:span text:style-name="T1">TABLE</text:span><text:span text:style-name="T2"> Lot (</text:span></text:p>
      <text:p text:style-name="P3"><text:span text:style-name="T2"><text:s text:c="3"/>shippingCode <text:s text:c="8"/></text:span><text:span text:style-name="T1">char</text:span><text:span text:style-name="T2">(</text:span><text:span text:style-name="T1">10</text:span><text:span text:style-name="T2">),</text:span></text:p>
      <text:p text:style-name="P3"><text:span text:style-name="T2"><text:s text:c="3"/>orderCode <text:s text:c="11"/></text:span><text:span text:style-name="T1">i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deliveryDate <text:s text:c="8"/></text:span><text:span text:style-name="T1">date</text:span><text:span text:style-name="T2">,</text:span></text:p>
      <text:p text:style-name="P3"><text:span text:style-name="T2"><text:s text:c="3"/>quantity <text:s text:c="12"/></text:span><text:span text:style-name="T1">int</text:span><text:span text:style-name="T2"> </text:span><text:span text:style-name="T3">DEFAULT</text:span><text:span text:style-name="T2"> </text:span><text:span text:style-name="T1">1</text:span><text:span text:style-name="T2">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shippingCode),</text:span></text:p>
      <text:p text:style-name="P3"><text:soft-page-break/><text:span text:style-name="T2"><text:s text:c="3"/></text:span><text:span text:style-name="T3">FOREIGN KEY</text:span><text:span text:style-name="T2">(orderCode) </text:span><text:span text:style-name="T3">REFERENCES</text:span><text:span text:style-name="T2"> Orders(invoiceNum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NonCompliance (</text:span></text:p>
      <text:p text:style-name="P3"><text:span text:style-name="T2"><text:s text:c="3"/>code <text:s text:c="16"/></text:span><text:span text:style-name="T1">int</text:span><text:span text:style-name="T2"> AUTO_INCREMENT,</text:span></text:p>
      <text:p text:style-name="P3"><text:span text:style-name="T2"><text:s text:c="3"/>lot <text:s text:c="17"/></text:span><text:span text:style-name="T1">char</text:span><text:span text:style-name="T2">(</text:span><text:span text:style-name="T1">10</text:span><text:span text:style-name="T2">),</text:span></text:p>
      <text:p text:style-name="P3"><text:span text:style-name="T2"><text:s text:c="3"/>processOrigin <text:s text:c="7"/></text:span><text:span text:style-name="T1">int</text:span><text:span text:style-name="T2">,</text:span></text:p>
      <text:p text:style-name="P3"><text:span text:style-name="T2"><text:s text:c="3"/></text:span><text:span text:style-name="T1">type</text:span><text:span text:style-name="T2"> <text:s text:c="16"/></text:span><text:span text:style-name="T1">int</text:span><text:span text:style-name="T2">,</text:span></text:p>
      <text:p text:style-name="P3"><text:span text:style-name="T2"><text:s text:c="3"/>repEmployee <text:s text:c="9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</text:span><text:span text:style-name="T1">date</text:span><text:span text:style-name="T2"> <text:s text:c="16"/></text:span><text:span text:style-name="T1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comment <text:s text:c="13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code),</text:span></text:p>
      <text:p text:style-name="P3"><text:span text:style-name="T2"><text:s text:c="3"/></text:span><text:span text:style-name="T3">FOREIGN KEY</text:span><text:span text:style-name="T2">(</text:span><text:span text:style-name="T1">type</text:span><text:span text:style-name="T2">) </text:span><text:span text:style-name="T3">REFERENCES</text:span><text:span text:style-name="T2"> NonComplianceList(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lot) </text:span><text:span text:style-name="T3">REFERENCES</text:span><text:span text:style-name="T2"> Lot(shipping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processOrigin) </text:span><text:span text:style-name="T3">REFERENCES</text:span><text:span text:style-name="T2"> Process(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repEmployee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"><text:span text:style-name="T1">CREATE</text:span><text:span text:style-name="T2"> </text:span><text:span text:style-name="T1">TABLE</text:span><text:span text:style-name="T2"> Complaint (</text:span></text:p>
      <text:p text:style-name="P3"><text:span text:style-name="T2"><text:s text:c="3"/>vatNum <text:s text:c="14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shippingCode <text:s text:c="8"/></text:span><text:span text:style-name="T1">char</text:span><text:span text:style-name="T2">(</text:span><text:span text:style-name="T1">10</text:span><text:span text:style-name="T2">),</text:span></text:p>
      <text:p text:style-name="P3"><text:span text:style-name="T2"><text:s text:c="3"/>nonComplianceCode <text:s text:c="3"/></text:span><text:span text:style-name="T1">int</text:span><text:span text:style-name="T2">,</text:span></text:p>
      <text:p text:style-name="P3"><text:span text:style-name="T2"><text:s text:c="3"/></text:span><text:span text:style-name="T1">description</text:span><text:span text:style-name="T2"> <text:s text:c="9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answer <text:s text:c="14"/>varchar(254),</text:span></text:p>
      <text:p text:style-name="P3"><text:span text:style-name="T2"><text:s text:c="3"/>closed <text:s text:c="14"/>bit NOT NULL DEFAULT 0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 (vatNum, nonComplianceCode),</text:span></text:p>
      <text:p text:style-name="P3"><text:span text:style-name="T2"><text:s text:c="3"/></text:span><text:span text:style-name="T3">FOREIGN KEY</text:span><text:span text:style-name="T2">(vatNum) </text:span><text:span text:style-name="T3">REFERENCES</text:span><text:span text:style-name="T2"> Customer(vatNum) </text:span><text:span text:style-name="T1">ON</text:span><text:span text:style-name="T2"> </text:span><text:span text:style-name="T1">UPDATE</text:span><text:span text:style-name="T2"> CASCADE </text:span><text:span text:style-name="T3">ON DELETE CASCADE</text:span><text:span text:style-name="T2">,</text:span></text:p>
      <text:p text:style-name="P3"><text:span text:style-name="T2"><text:s text:c="3"/></text:span><text:span text:style-name="T3">FOREIGN KEY</text:span><text:span text:style-name="T2">(shippingCode) </text:span><text:span text:style-name="T3">REFERENCES</text:span><text:span text:style-name="T2"> Lot(shipping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nonComplianceCode) </text:span><text:span text:style-name="T3">REFERENCES</text:span><text:span text:style-name="T2"> NonCompliance(code) </text:span><text:span text:style-name="T1">ON</text:span><text:span text:style-name="T2"> </text:span><text:span text:style-name="T1">UPDATE</text:span><text:span text:style-name="T2"> CASCADE </text:span><text:span text:style-name="T3">ON DELETE CASCADE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NonComplianceAnalysis (</text:span></text:p>
      <text:p text:style-name="P3"><text:span text:style-name="T2"><text:s text:c="3"/>nonComplianceCode <text:s text:c="3"/></text:span><text:span text:style-name="T1">int</text:span><text:span text:style-name="T2">,</text:span></text:p>
      <text:p text:style-name="P3"><text:soft-page-break/><text:span text:style-name="T2"><text:s text:c="3"/>manager <text:s text:c="13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employee <text:s text:c="12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expirationDate <text:s text:c="6"/></text:span><text:span text:style-name="T1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nonComplianceCode, manager),</text:span></text:p>
      <text:p text:style-name="P3"><text:span text:style-name="T2"><text:s text:c="3"/></text:span><text:span text:style-name="T3">FOREIGN KEY</text:span><text:span text:style-name="T2">(nonComplianceCode) </text:span><text:span text:style-name="T3">REFERENCES</text:span><text:span text:style-name="T2"> NonCompliance(code) </text:span><text:span text:style-name="T1">ON</text:span><text:span text:style-name="T2"> </text:span><text:span text:style-name="T1">UPDATE</text:span><text:span text:style-name="T2"> CASCADE,</text:span></text:p>
      <text:p text:style-name="P3"><text:span text:style-name="T2"><text:s text:c="3"/></text:span><text:span text:style-name="T3">FOREIGN KEY</text:span><text:span text:style-name="T2">(manager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,</text:span></text:p>
      <text:p text:style-name="P3"><text:span text:style-name="T2"><text:s text:c="3"/></text:span><text:span text:style-name="T3">FOREIGN KEY</text:span><text:span text:style-name="T2">(employee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3"><text:span text:style-name="T1">CREATE</text:span><text:span text:style-name="T2"> </text:span><text:span text:style-name="T1">TABLE</text:span><text:span text:style-name="T2"> NonComplianceCheck (</text:span></text:p>
      <text:p text:style-name="P3"><text:span text:style-name="T2"><text:s text:c="3"/>nonComplianceCode <text:s text:c="3"/></text:span><text:span text:style-name="T1">int</text:span><text:span text:style-name="T2">,</text:span></text:p>
      <text:p text:style-name="P3"><text:span text:style-name="T2"><text:s text:c="3"/>manager <text:s text:c="13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employee <text:s text:c="12"/></text:span><text:span text:style-name="T1">char</text:span><text:span text:style-name="T2">(</text:span><text:span text:style-name="T1">16</text:span><text:span text:style-name="T2">),</text:span></text:p>
      <text:p text:style-name="P3"><text:span text:style-name="T2"><text:s text:c="3"/>expirationDate <text:s text:c="6"/></text:span><text:span text:style-name="T1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nonComplianceCode, manager),</text:span></text:p>
      <text:p text:style-name="P3"><text:span text:style-name="T2"><text:s text:c="3"/></text:span><text:span text:style-name="T3">FOREIGN KEY</text:span><text:span text:style-name="T2">(nonComplianceCode) </text:span><text:span text:style-name="T3">REFERENCES</text:span><text:span text:style-name="T2"> NonCompliance(code) </text:span><text:span text:style-name="T1">ON</text:span><text:span text:style-name="T2"> </text:span><text:span text:style-name="T1">UPDATE</text:span><text:span text:style-name="T2"> CASCADE,</text:span></text:p>
      <text:p text:style-name="P3"><text:span text:style-name="T2"><text:s text:c="3"/></text:span><text:span text:style-name="T3">FOREIGN KEY</text:span><text:span text:style-name="T2">(manager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,</text:span></text:p>
      <text:p text:style-name="P3"><text:span text:style-name="T2"><text:s text:c="3"/></text:span><text:span text:style-name="T3">FOREIGN KEY</text:span><text:span text:style-name="T2">(employee) </text:span><text:span text:style-name="T3">REFERENCES</text:span><text:span text:style-name="T2"> Employee(fiscal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2"/>
      <text:p text:style-name="P3"><text:span text:style-name="T1">CREATE</text:span><text:span text:style-name="T2"> </text:span><text:span text:style-name="T1">TABLE</text:span><text:span text:style-name="T2"> NonComplianceResult (</text:span></text:p>
      <text:p text:style-name="P3"><text:soft-page-break/><text:span text:style-name="T2"><text:s text:c="3"/>nonComplianceCode <text:s text:c="3"/></text:span><text:span text:style-name="T1">int</text:span><text:span text:style-name="T2">,</text:span></text:p>
      <text:p text:style-name="P3"><text:span text:style-name="T2"><text:s text:c="3"/>correctiveActionCode </text:span><text:span text:style-name="T1">int</text:span><text:span text:style-name="T2">,</text:span></text:p>
      <text:p text:style-name="P3"><text:span text:style-name="T2"><text:s text:c="3"/>responsibility <text:s text:c="6"/></text:span><text:span text:style-name="T1">char</text:span><text:span text:style-name="T2">(</text:span><text:span text:style-name="T1">11</text:span><text:span text:style-name="T2">),</text:span></text:p>
      <text:p text:style-name="P3"><text:span text:style-name="T2"><text:s text:c="3"/>result <text:s text:c="14"/></text:span><text:span text:style-name="T1">varchar</text:span><text:span text:style-name="T2">(</text:span><text:span text:style-name="T1">128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3"><text:span text:style-name="T2"><text:s text:c="3"/>cost <text:s text:c="16"/>double </text:span><text:span text:style-name="T3">DEFAULT</text:span><text:span text:style-name="T2"> </text:span><text:span text:style-name="T1">0</text:span><text:span text:style-name="T2">,</text:span></text:p>
      <text:p text:style-name="P3"><text:span text:style-name="T2"><text:s text:c="3"/>comment <text:s text:c="13"/></text:span><text:span text:style-name="T1">varchar</text:span><text:span text:style-name="T2">(</text:span><text:span text:style-name="T1">128</text:span><text:span text:style-name="T2">),</text:span></text:p>
      <text:p text:style-name="P3"><text:span text:style-name="T2"><text:s text:c="3"/></text:span><text:span text:style-name="T1">PRIMARY</text:span><text:span text:style-name="T2"> </text:span><text:span text:style-name="T1">KEY</text:span><text:span text:style-name="T2">(nonComplianceCode),</text:span></text:p>
      <text:p text:style-name="P3"><text:span text:style-name="T2"><text:s text:c="3"/></text:span><text:span text:style-name="T3">FOREIGN KEY</text:span><text:span text:style-name="T2">(nonComplianceCode) </text:span><text:span text:style-name="T3">REFERENCES</text:span><text:span text:style-name="T2"> NonCompliance(code) </text:span><text:span text:style-name="T1">ON</text:span><text:span text:style-name="T2"> </text:span><text:span text:style-name="T1">UPDATE</text:span><text:span text:style-name="T2"> CASCADE,</text:span></text:p>
      <text:p text:style-name="P3"><text:span text:style-name="T2"><text:s text:c="3"/></text:span><text:span text:style-name="T3">FOREIGN KEY</text:span><text:span text:style-name="T2">(correctiveActionCode) </text:span><text:span text:style-name="T3">REFERENCES</text:span><text:span text:style-name="T2"> CorrectiveAction(code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text:span text:style-name="T2">,</text:span></text:p>
      <text:p text:style-name="P3"><text:span text:style-name="T2"><text:s text:c="3"/></text:span><text:span text:style-name="T3">FOREIGN KEY</text:span><text:span text:style-name="T2">(responsibility) </text:span><text:span text:style-name="T3">REFERENCES</text:span><text:span text:style-name="T2"> Company(vatNum) </text:span><text:span text:style-name="T1">ON</text:span><text:span text:style-name="T2"> </text:span><text:span text:style-name="T1">UPDATE</text:span><text:span text:style-name="T2"> CASCADE </text:span><text:span text:style-name="T3">ON DELETE</text:span><text:span text:style-name="T2"> </text:span><text:span text:style-name="T1">SET</text:span><text:span text:style-name="T2"> </text:span><text:span text:style-name="T1">NULL</text:span></text:p>
      <text:p text:style-name="P3"><text:span text:style-name="T2">) ENGINE </text:span><text:span text:style-name="T3">=</text:span><text:span text:style-name="T2"> INNODB;</text:span></text:p>
      <text:p text:style-name="P4"/>
      <text:p text:style-name="P5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bookmark text:name="_nsd7yzbwq2w0"/>Queries</text:p>
      <text:p text:style-name="P13"><text:bookmark text:name="_xl0lkup2xu0h"/>List of non-compliances</text:p>
      <text:p text:style-name="P12"><text:bookmark text:name="_jt0qorwb0fo1"/>Open</text:p>
      <text:p text:style-name="P3"><text:span text:style-name="T1">SELECT DISTINCT</text:span><text:span text:style-name="T2"> NC.</text:span><text:span text:style-name="T3">*</text:span></text:p>
      <text:p text:style-name="P3"><text:span text:style-name="T1">FROM</text:span><text:span text:style-name="T2"> NonCompliance </text:span><text:span text:style-name="T1">AS</text:span><text:span text:style-name="T2"> NC</text:span></text:p>
      <text:p text:style-name="P3"><text:span text:style-name="T1">LEFT JOIN</text:span><text:span text:style-name="T2"> NonComplianceAnalysis </text:span><text:span text:style-name="T1">AS</text:span><text:span text:style-name="T2"> NCA </text:span><text:span text:style-name="T1">ON</text:span><text:span text:style-name="T2"> NC.code </text:span><text:span text:style-name="T3">=</text:span><text:span text:style-name="T2"> NCA.nonComplianceCode</text:span></text:p>
      <text:p text:style-name="P3"><text:span text:style-name="T1">WHERE</text:span><text:span text:style-name="T2"> NCA.employee </text:span><text:span text:style-name="T1">IS</text:span><text:span text:style-name="T2"> </text:span><text:span text:style-name="T1">NULL</text:span><text:span text:style-name="T2">;</text:span></text:p>
      <text:p text:style-name="P11"><text:bookmark text:name="_q8lrjye0rhen"/>In the intermediate phase</text:p>
      <text:p text:style-name="P3"><text:span text:style-name="T1">SELECT DISTINCT </text:span><text:span text:style-name="T2">NC.</text:span><text:span text:style-name="T3">*</text:span></text:p>
      <text:p text:style-name="P3"><text:span text:style-name="T1">FROM</text:span><text:span text:style-name="T2"> NonCompliance </text:span><text:span text:style-name="T1">AS</text:span><text:span text:style-name="T2"> NC</text:span></text:p>
      <text:p text:style-name="P3"><text:span text:style-name="T1">JOIN</text:span><text:span text:style-name="T2"> NonComplianceAnalysis </text:span><text:span text:style-name="T1">AS</text:span><text:span text:style-name="T2"> NCA </text:span><text:span text:style-name="T1">ON</text:span><text:span text:style-name="T2"> NC.code </text:span><text:span text:style-name="T3">=</text:span><text:span text:style-name="T2"> NCA.nonComplianceCode</text:span></text:p>
      <text:p text:style-name="P3"><text:soft-page-break/><text:span text:style-name="T1">LEFT JOIN </text:span><text:span text:style-name="T2">NonComplianceResult </text:span><text:span text:style-name="T1">AS </text:span><text:span text:style-name="T2">NCR </text:span><text:span text:style-name="T1">ON </text:span><text:span text:style-name="T2">NC.code = NCR.nonComplianceCode</text:span></text:p>
      <text:p text:style-name="P3"><text:span text:style-name="T1">WHERE </text:span><text:span text:style-name="T2">NCR.nonComplianceCode </text:span><text:span text:style-name="T1">IS NULL</text:span><text:span text:style-name="T2">;</text:span></text:p>
      <text:p text:style-name="P11"><text:bookmark text:name="_uzkd4hg6ghcs"/>Closed</text:p>
      <text:p text:style-name="P3"><text:span text:style-name="T1">SELECT</text:span><text:span text:style-name="T2"> NC.</text:span><text:span text:style-name="T3">*</text:span></text:p>
      <text:p text:style-name="P3"><text:span text:style-name="T1">FROM</text:span><text:span text:style-name="T2"> NonCompliance </text:span><text:span text:style-name="T1">AS</text:span><text:span text:style-name="T2"> NC</text:span></text:p>
      <text:p text:style-name="P3"><text:span text:style-name="T1">JOIN</text:span><text:span text:style-name="T2"> NonComplianceResult </text:span><text:span text:style-name="T1">AS</text:span><text:span text:style-name="T2"> NCR </text:span><text:span text:style-name="T1">ON</text:span><text:span text:style-name="T2"> NC.code </text:span><text:span text:style-name="T3">=</text:span><text:span text:style-name="T2"> NCR.nonComplianceCode;</text:span></text:p>
      <text:p text:style-name="P13"><text:bookmark text:name="_3xd2ewh4inbm"/><text:line-break/>Most common non-compliances</text:p>
      <text:p text:style-name="P14"><text:bookmark text:name="_4qei9wo475w"/>A single non compliance can occur in more than one process</text:p>
      <text:p text:style-name="P3"><text:span text:style-name="T1">SELECT</text:span><text:span text:style-name="T2"> NCL.</text:span><text:span text:style-name="T3">*</text:span><text:span text:style-name="T2">, processOrigin </text:span><text:span text:style-name="T1">AS</text:span><text:span text:style-name="T2"> processCode, </text:span><text:span text:style-name="T6">COUNT</text:span><text:span text:style-name="T2">(NCL.code) </text:span><text:span text:style-name="T1">AS</text:span><text:span text:style-name="T2"> NCcount</text:span></text:p>
      <text:p text:style-name="P3"><text:span text:style-name="T1">FROM</text:span><text:span text:style-name="T2"> NonCompliance </text:span><text:span text:style-name="T1">AS</text:span><text:span text:style-name="T2"> NC</text:span></text:p>
      <text:p text:style-name="P3"><text:span text:style-name="T1">JOIN</text:span><text:span text:style-name="T2"> NonComplianceList </text:span><text:span text:style-name="T1">AS</text:span><text:span text:style-name="T2"> NCL </text:span><text:span text:style-name="T1">ON</text:span><text:span text:style-name="T2"> NC.type </text:span><text:span text:style-name="T3">=</text:span><text:span text:style-name="T2"> NCL.code</text:span></text:p>
      <text:p text:style-name="P3"><text:span text:style-name="T1">GROUP BY</text:span><text:span text:style-name="T2"> NC.type, NC.processOrigin</text:span></text:p>
      <text:p text:style-name="P3"><text:span text:style-name="T1">ORDER BY</text:span><text:span text:style-name="T2"> </text:span><text:span text:style-name="T6">COUNT</text:span><text:span text:style-name="T2">(NCL.code) </text:span><text:span text:style-name="T1">DESC</text:span><text:span text:style-name="T2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MP3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color="#666666"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1"><text:span text:style-name="MT1">www.ipdigital.com</text:span></text:p>
        <text:p text:style-name="MP1"><draw:frame draw:style-name="Mfr1" draw:name="image1.png" text:anchor-type="char" svg:x="1.0209in" svg:y="0.5209in" svg:width="3.7035in" svg:height="1.3764in" draw:z-index="12"><draw:image xlink:href="Pictures/1000020100000568000002007AFE848E525D40C5.png" xlink:type="simple" xlink:show="embed" xlink:actuate="onLoad" loext:mime-type="image/png"/></draw:frame><text:span text:style-name="MT1">info@ipdigital.com</text:span></text:p>
        <text:p text:style-name="MP1"><text:span text:style-name="MT1">(+39) 049 000 0000</text:span></text:p>
        <text:p text:style-name="MP2"/>
        <text:p text:style-name="MP3"/>
        <text:p text:style-name="MP3"/>
        <text:p text:style-name="Standard"/>
        <text:p text:style-name="Standard"><draw:rect text:anchor-type="as-char" style:rel-width="100%" draw:z-index="25" draw:style-name="Mgr1" draw:text-style-name="MP4" svg:width="0.0012in" svg:height="0.0213in"><text:p/></draw:rect></text:p>
        <text:p text:style-name="Standard"/>
      </style:header>
      <style:footer>
        <text:p text:style-name="Standard"/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3" meta:paragraph-count="199" meta:word-count="856" meta:character-count="7943" meta:non-whitespace-character-count="6051"/>
    <meta:generator>LibreOfficeDev/6.0.5.2$Linux_X86_64 LibreOffice_project/</meta:generator>
  </office:meta>
</office:document-meta>
</file>